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995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wrap-option="wrap" fo:border="0.74pt solid #000000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 style:data-style-name="N10107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5555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5555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5555" fo:border="0.74pt solid #000000"/>
    </style:style>
    <style:style style:name="ce12" style:family="table-cell" style:parent-style-name="Default">
      <style:table-cell-properties fo:background-color="#ff5555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5555"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2" table:number-columns-repeated="2" table:default-cell-style-name="ce6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Nutzwerttabelle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7" office:value-type="string" calcext:value-type="string" table:number-columns-spanned="2" table:number-rows-spanned="1">
            <text:p>A</text:p>
          </table:table-cell>
          <table:covered-table-cell table:style-name="ce8"/>
          <table:table-cell table:style-name="ce7" office:value-type="string" calcext:value-type="string" table:number-columns-spanned="2" table:number-rows-spanned="1">
            <text:p>B</text:p>
          </table:table-cell>
          <table:covered-table-cell table:style-name="ce8"/>
          <table:table-cell table:style-name="ce7" office:value-type="string" calcext:value-type="string" table:number-columns-spanned="2" table:number-rows-spanned="1">
            <text:p>C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1" office:value-type="string" calcext:value-type="string">
            <text:p>Kriterien</text:p>
          </table:table-cell>
          <table:table-cell table:style-name="ce1" office:value-type="string" calcext:value-type="string">
            <text:p>Gewichtung</text:p>
          </table:table-cell>
          <table:table-cell table:style-name="ce1" office:value-type="string" calcext:value-type="string">
            <text:p>Bewertung</text:p>
          </table:table-cell>
          <table:table-cell table:style-name="ce1" office:value-type="string" calcext:value-type="string">
            <text:p>Gesamt</text:p>
          </table:table-cell>
          <table:table-cell table:style-name="ce1" office:value-type="string" calcext:value-type="string">
            <text:p>Bewertung</text:p>
          </table:table-cell>
          <table:table-cell table:style-name="ce1" office:value-type="string" calcext:value-type="string">
            <text:p>Gesamt</text:p>
          </table:table-cell>
          <table:table-cell table:style-name="ce1" office:value-type="string" calcext:value-type="string">
            <text:p>Bewertung</text:p>
          </table:table-cell>
          <table:table-cell table:style-name="ce1" office:value-type="string" calcext:value-type="string">
            <text:p>Gesa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s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C4]*[.B4]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[.E4]*[.B4]" office:value-type="float" office:value="50" calcext:value-type="float">
            <text:p>5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G4]*[.B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b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C5]*[.B5]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E5]*[.B5]" office:value-type="float" office:value="35" calcext:value-type="float">
            <text:p>3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G5]*[.B5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öß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C6]*[.B6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E6]*[.B6]"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G6]*[.B6]"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er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C7]*[.B7]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table:formula="of:=[.E7]*[.B7]" office:value-type="float" office:value="300" calcext:value-type="float">
            <text:p>3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G7]*[.B7]"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uer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C8]*[.B8]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E8]*[.B8]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G8]*[.B8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4" table:formula="of:=SUM([.B4:.B8])" office:value-type="float" office:value="100" calcext:value-type="float">
            <text:p>100</text:p>
          </table:table-cell>
          <table:table-cell table:style-name="ce8"/>
          <table:table-cell table:style-name="ce4" table:formula="of:=SUM([.D4:.D8])" office:value-type="float" office:value="445" calcext:value-type="float">
            <text:p>445</text:p>
          </table:table-cell>
          <table:table-cell table:style-name="ce8"/>
          <table:table-cell table:style-name="ce4" table:formula="of:=SUM([.F4:.F8])" office:value-type="float" office:value="910" calcext:value-type="float">
            <text:p>910</text:p>
          </table:table-cell>
          <table:table-cell table:style-name="ce8"/>
          <table:table-cell table:style-name="ce4" table:formula="of:=SUM([.H4:.H8])" office:value-type="float" office:value="580" calcext:value-type="float">
            <text:p>580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8"/>
          <table:table-cell table:number-columns-repeated="2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Lieferant A</text:p>
          </table:table-cell>
          <table:covered-table-cell/>
          <table:table-cell table:style-name="ce5" office:value-type="string" calcext:value-type="string" table:number-columns-spanned="2" table:number-rows-spanned="1">
            <text:p>Lieferant B</text:p>
          </table:table-cell>
          <table:covered-table-cell/>
          <table:table-cell table:style-name="ce5" office:value-type="string" calcext:value-type="string" table:number-columns-spanned="2" table:number-rows-spanned="1">
            <text:p>Lieferant C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Lieferant D</text:p>
          </table:table-cell>
          <table:covered-table-cell table:style-name="ce2"/>
          <table:table-cell/>
        </table:table-row>
        <table:table-row table:style-name="ro1">
          <table:table-cell table:style-name="Default"/>
          <table:table-cell office:value-type="string" calcext:value-type="string">
            <text:p>1 Stk.</text:p>
          </table:table-cell>
          <table:table-cell office:value-type="string" calcext:value-type="string">
            <text:p>500 Stk.</text:p>
          </table:table-cell>
          <table:table-cell office:value-type="string" calcext:value-type="string">
            <text:p>1 Stk.</text:p>
          </table:table-cell>
          <table:table-cell office:value-type="string" calcext:value-type="string">
            <text:p>500 Stk.</text:p>
          </table:table-cell>
          <table:table-cell office:value-type="string" calcext:value-type="string">
            <text:p>1 Stk.</text:p>
          </table:table-cell>
          <table:table-cell table:style-name="ce2" office:value-type="string" calcext:value-type="string">
            <text:p>500 Stk.</text:p>
          </table:table-cell>
          <table:table-cell table:style-name="ce2" office:value-type="string" calcext:value-type="string">
            <text:p>1 Stk.</text:p>
          </table:table-cell>
          <table:table-cell table:style-name="ce2" office:value-type="string" calcext:value-type="string">
            <text:p>500 Stk.</text:p>
          </table:table-cell>
          <table:table-cell/>
        </table:table-row>
        <table:table-row table:style-name="ro1">
          <table:table-cell office:value-type="string" calcext:value-type="string">
            <text:p>Listenpreis</text:p>
          </table:table-cell>
          <table:table-cell table:style-name="ce6" office:value-type="float" office:value="48.5" calcext:value-type="float">
            <text:p>48,50 €</text:p>
          </table:table-cell>
          <table:table-cell table:style-name="ce6" table:formula="of:=[.B14]*500" office:value-type="float" office:value="24250" calcext:value-type="float">
            <text:p>24.250,00 €</text:p>
          </table:table-cell>
          <table:table-cell table:style-name="ce6" office:value-type="float" office:value="48" calcext:value-type="float">
            <text:p>48,00 €</text:p>
          </table:table-cell>
          <table:table-cell table:style-name="ce6" table:formula="of:=[.D14]*500" office:value-type="float" office:value="24000" calcext:value-type="float">
            <text:p>24.000,00 €</text:p>
          </table:table-cell>
          <table:table-cell table:style-name="ce6" office:value-type="float" office:value="52" calcext:value-type="float">
            <text:p>52,00 €</text:p>
          </table:table-cell>
          <table:table-cell table:formula="of:=[.F14]*500" office:value-type="float" office:value="26000" calcext:value-type="float">
            <text:p>26.000,00 €</text:p>
          </table:table-cell>
          <table:table-cell office:value-type="float" office:value="44" calcext:value-type="float">
            <text:p>44,00 €</text:p>
          </table:table-cell>
          <table:table-cell table:style-name="ce6" table:formula="of:=[.H14]*500" office:value-type="float" office:value="22000" calcext:value-type="float">
            <text:p>22.000,00 €</text:p>
          </table:table-cell>
          <table:table-cell/>
        </table:table-row>
        <table:table-row table:style-name="ro1">
          <table:table-cell office:value-type="string" calcext:value-type="string">
            <text:p>- Rabatt</text:p>
          </table:table-cell>
          <table:table-cell table:style-name="ce6" table:formula="of:=[.B14]*0.05" office:value-type="float" office:value="2.425" calcext:value-type="float">
            <text:p>2,43 €</text:p>
          </table:table-cell>
          <table:table-cell table:style-name="ce6" table:formula="of:=[.C14]*0.05" office:value-type="float" office:value="1212.5" calcext:value-type="float">
            <text:p>1.212,50 €</text:p>
          </table:table-cell>
          <table:table-cell table:number-columns-repeated="2" table:style-name="ce6" office:value-type="float" office:value="0" calcext:value-type="float">
            <text:p>0,00 €</text:p>
          </table:table-cell>
          <table:table-cell table:style-name="ce6" table:formula="of:=[.F14]*0.1" office:value-type="float" office:value="5.2" calcext:value-type="float">
            <text:p>5,20 €</text:p>
          </table:table-cell>
          <table:table-cell table:formula="of:=[.G14]*0.1" office:value-type="float" office:value="2600" calcext:value-type="float">
            <text:p>2.600,00 €</text:p>
          </table:table-cell>
          <table:table-cell table:formula="of:=[.H14]*0.02" office:value-type="float" office:value="0.88" calcext:value-type="float">
            <text:p>0,88 €</text:p>
          </table:table-cell>
          <table:table-cell table:style-name="ce6" table:formula="of:=[.I14]*0.02" office:value-type="float" office:value="440" calcext:value-type="float">
            <text:p>440,00 €</text:p>
          </table:table-cell>
          <table:table-cell/>
        </table:table-row>
        <table:table-row table:style-name="ro1">
          <table:table-cell office:value-type="string" calcext:value-type="string">
            <text:p>Zieleink.preis</text:p>
          </table:table-cell>
          <table:table-cell table:style-name="ce6" table:formula="of:=[.B14]-[.B15]" office:value-type="float" office:value="46.075" calcext:value-type="float">
            <text:p>46,08 €</text:p>
          </table:table-cell>
          <table:table-cell table:style-name="ce6" table:formula="of:=[.C14]-[.C15]" office:value-type="float" office:value="23037.5" calcext:value-type="float">
            <text:p>23.037,50 €</text:p>
          </table:table-cell>
          <table:table-cell table:style-name="ce6" table:number-columns-repeated="2"/>
          <table:table-cell table:style-name="ce6" table:formula="of:=[.F14]-[.F15]" office:value-type="float" office:value="46.8" calcext:value-type="float">
            <text:p>46,80 €</text:p>
          </table:table-cell>
          <table:table-cell table:formula="of:=[.G14]-[.G15]" office:value-type="float" office:value="23400" calcext:value-type="float">
            <text:p>23.400,00 €</text:p>
          </table:table-cell>
          <table:table-cell table:formula="of:=[.H14]-[.H15]" office:value-type="float" office:value="43.12" calcext:value-type="float">
            <text:p>43,12 €</text:p>
          </table:table-cell>
          <table:table-cell table:style-name="ce6" table:formula="of:=[.I14]-[.I15]" office:value-type="float" office:value="21560" calcext:value-type="float">
            <text:p>21.560,00 €</text:p>
          </table:table-cell>
          <table:table-cell/>
        </table:table-row>
        <table:table-row table:style-name="ro1">
          <table:table-cell office:value-type="string" calcext:value-type="string">
            <text:p>- Skonto</text:p>
          </table:table-cell>
          <table:table-cell table:style-name="ce6" table:formula="of:=[.B16]*0.02" office:value-type="float" office:value="0.9215" calcext:value-type="float">
            <text:p>0,92 €</text:p>
          </table:table-cell>
          <table:table-cell table:style-name="ce6" table:formula="of:=[.C16]*0.02" office:value-type="float" office:value="460.75" calcext:value-type="float">
            <text:p>460,75 €</text:p>
          </table:table-cell>
          <table:table-cell table:number-columns-repeated="2" table:style-name="ce6" office:value-type="float" office:value="0" calcext:value-type="float">
            <text:p>0,00 €</text:p>
          </table:table-cell>
          <table:table-cell table:style-name="ce6" table:formula="of:=[.F16]*0.03" office:value-type="float" office:value="1.404" calcext:value-type="float">
            <text:p>1,40 €</text:p>
          </table:table-cell>
          <table:table-cell table:formula="of:=[.G16]*0.03" office:value-type="float" office:value="702" calcext:value-type="float">
            <text:p>702,00 €</text:p>
          </table:table-cell>
          <table:table-cell table:formula="of:=[.H16]*0.03" office:value-type="float" office:value="1.2936" calcext:value-type="float">
            <text:p>1,29 €</text:p>
          </table:table-cell>
          <table:table-cell table:style-name="ce6" table:formula="of:=[.I16]*0.03" office:value-type="float" office:value="646.8" calcext:value-type="float">
            <text:p>646,80 €</text:p>
          </table:table-cell>
          <table:table-cell/>
        </table:table-row>
        <table:table-row table:style-name="ro1">
          <table:table-cell office:value-type="string" calcext:value-type="string">
            <text:p>Bareink.preis</text:p>
          </table:table-cell>
          <table:table-cell table:style-name="ce6" table:formula="of:=[.B16]-[.B17]" office:value-type="float" office:value="45.1535" calcext:value-type="float">
            <text:p>45,15 €</text:p>
          </table:table-cell>
          <table:table-cell table:style-name="ce6" table:formula="of:=[.C16]-[.C17]" office:value-type="float" office:value="22576.75" calcext:value-type="float">
            <text:p>22.576,75 €</text:p>
          </table:table-cell>
          <table:table-cell table:style-name="ce6" table:number-columns-repeated="2"/>
          <table:table-cell table:style-name="ce6" table:formula="of:=[.F16]-[.F17]" office:value-type="float" office:value="45.396" calcext:value-type="float">
            <text:p>45,40 €</text:p>
          </table:table-cell>
          <table:table-cell table:formula="of:=[.G16]-[.G17]" office:value-type="float" office:value="22698" calcext:value-type="float">
            <text:p>22.698,00 €</text:p>
          </table:table-cell>
          <table:table-cell table:formula="of:=[.H16]-[.H17]" office:value-type="float" office:value="41.8264" calcext:value-type="float">
            <text:p>41,83 €</text:p>
          </table:table-cell>
          <table:table-cell table:style-name="ce6" table:formula="of:=[.I16]-[.I17]" office:value-type="float" office:value="20913.2" calcext:value-type="float">
            <text:p>20.913,20 €</text:p>
          </table:table-cell>
          <table:table-cell/>
        </table:table-row>
        <table:table-row table:style-name="ro1">
          <table:table-cell office:value-type="string" calcext:value-type="string">
            <text:p>+ Bez.kosten</text:p>
          </table:table-cell>
          <table:table-cell table:number-columns-repeated="2" table:style-name="ce6" office:value-type="float" office:value="552.5" calcext:value-type="float">
            <text:p>552,50 €</text:p>
          </table:table-cell>
          <table:table-cell table:number-columns-repeated="3" table:style-name="ce6" office:value-type="float" office:value="0" calcext:value-type="float">
            <text:p>0,00 €</text:p>
          </table:table-cell>
          <table:table-cell office:value-type="float" office:value="0" calcext:value-type="float">
            <text:p>0,00 €</text:p>
          </table:table-cell>
          <table:table-cell table:formula="of:=2+2+(50/500)" office:value-type="float" office:value="4.1" calcext:value-type="float">
            <text:p>4,10 €</text:p>
          </table:table-cell>
          <table:table-cell table:style-name="ce6" table:formula="of:=(2+2)*500+50" office:value-type="float" office:value="2050" calcext:value-type="float">
            <text:p>2.050,00 €</text:p>
          </table:table-cell>
          <table:table-cell/>
        </table:table-row>
        <table:table-row table:style-name="ro1">
          <table:table-cell office:value-type="string" calcext:value-type="string">
            <text:p>Einstandspr.</text:p>
          </table:table-cell>
          <table:table-cell table:style-name="ce6" table:formula="of:=[.B18]+[.B19]" office:value-type="float" office:value="597.6535" calcext:value-type="float">
            <text:p>597,65 €</text:p>
          </table:table-cell>
          <table:table-cell table:style-name="ce6" table:formula="of:=[.C18]+[.C19]" office:value-type="float" office:value="23129.25" calcext:value-type="float">
            <text:p>23.129,25 €</text:p>
          </table:table-cell>
          <table:table-cell table:style-name="ce6" office:value-type="float" office:value="48" calcext:value-type="float">
            <text:p>48,00 €</text:p>
          </table:table-cell>
          <table:table-cell table:style-name="ce6" office:value-type="float" office:value="24000" calcext:value-type="float">
            <text:p>24.000,00 €</text:p>
          </table:table-cell>
          <table:table-cell table:style-name="ce6" table:formula="of:=[.F18]+[.F19]" office:value-type="float" office:value="45.396" calcext:value-type="float">
            <text:p>45,40 €</text:p>
          </table:table-cell>
          <table:table-cell table:formula="of:=[.G18]+[.G19]" office:value-type="float" office:value="22698" calcext:value-type="float">
            <text:p>22.698,00 €</text:p>
          </table:table-cell>
          <table:table-cell table:formula="of:=[.H18]+[.H19]" office:value-type="float" office:value="45.9264" calcext:value-type="float">
            <text:p>45,93 €</text:p>
          </table:table-cell>
          <table:table-cell table:style-name="ce6" table:formula="of:=[.I18]+[.I19]" office:value-type="float" office:value="22963.2" calcext:value-type="float">
            <text:p>22.963,20 €</text:p>
          </table:table-cell>
          <table:table-cell/>
        </table:table-row>
        <table:table-row table:style-name="ro1" table:number-rows-repeated="2">
          <table:table-cell table:style-name="Default" table:number-columns-repeated="8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7" office:value-type="string" calcext:value-type="string" table:number-columns-spanned="2" table:number-rows-spanned="1">
            <text:p>A</text:p>
          </table:table-cell>
          <table:covered-table-cell table:style-name="ce8"/>
          <table:table-cell table:style-name="ce7" office:value-type="string" calcext:value-type="string" table:number-columns-spanned="2" table:number-rows-spanned="1">
            <text:p>B</text:p>
          </table:table-cell>
          <table:covered-table-cell table:style-name="ce8"/>
          <table:table-cell table:style-name="ce9" office:value-type="string" calcext:value-type="string" table:number-columns-spanned="2" table:number-rows-spanned="1">
            <text:p>C</text:p>
          </table:table-cell>
          <table:covered-table-cell table:style-name="ce12"/>
          <table:table-cell table:style-name="ce7" office:value-type="string" calcext:value-type="string" table:number-columns-spanned="2" table:number-rows-spanned="1">
            <text:p>D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Kriterien</text:p>
          </table:table-cell>
          <table:table-cell table:style-name="ce1" office:value-type="string" calcext:value-type="string">
            <text:p>Gewichtung</text:p>
          </table:table-cell>
          <table:table-cell table:style-name="ce1" office:value-type="string" calcext:value-type="string">
            <text:p>Bewertung</text:p>
          </table:table-cell>
          <table:table-cell table:style-name="ce1" office:value-type="string" calcext:value-type="string">
            <text:p>Gesamt</text:p>
          </table:table-cell>
          <table:table-cell table:style-name="ce1" office:value-type="string" calcext:value-type="string">
            <text:p>Bewertung</text:p>
          </table:table-cell>
          <table:table-cell table:style-name="ce1" office:value-type="string" calcext:value-type="string">
            <text:p>Gesamt</text:p>
          </table:table-cell>
          <table:table-cell table:style-name="ce10" office:value-type="string" calcext:value-type="string">
            <text:p>Bewertung</text:p>
          </table:table-cell>
          <table:table-cell table:style-name="ce10" office:value-type="string" calcext:value-type="string">
            <text:p>Gesamt</text:p>
          </table:table-cell>
          <table:table-cell table:style-name="ce1" office:value-type="string" calcext:value-type="string">
            <text:p>Bewertung</text:p>
          </table:table-cell>
          <table:table-cell table:style-name="ce1" office:value-type="string" calcext:value-type="string">
            <text:p>Gesamt</text:p>
          </table:table-cell>
        </table:table-row>
        <table:table-row table:style-name="ro1">
          <table:table-cell office:value-type="string" calcext:value-type="string">
            <text:p>Lieferzeit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C25]*[.B25]"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E25]*[.B25]" office:value-type="float" office:value="300" calcext:value-type="float">
            <text:p>300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2" office:value-type="float" office:value="4" calcext:value-type="float">
            <text:p>4</text:p>
          </table:table-cell>
          <table:table-cell table:style-name="ce2" table:formula="of:=[.I25]*[.B25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Zuverlässigkeit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C26]*[.B26]"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formula="of:=[.E26]*[.B26]" office:value-type="float" office:value="60" calcext:value-type="float">
            <text:p>60</text:p>
          </table:table-cell>
          <table:table-cell table:style-name="ce11" table:number-columns-repeated="2"/>
          <table:table-cell table:style-name="ce2" office:value-type="float" office:value="8" calcext:value-type="float">
            <text:p>8</text:p>
          </table:table-cell>
          <table:table-cell table:style-name="ce2" table:formula="of:=[.I26]*[.B26]" office:value-type="float" office:value="240" calcext:value-type="float">
            <text:p>240</text:p>
          </table:table-cell>
        </table:table-row>
        <table:table-row table:style-name="ro2">
          <table:table-cell table:style-name="ce3" office:value-type="string" calcext:value-type="string">
            <text:p>Mänge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C27]*[.B27]"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E27]*[.B27]" office:value-type="float" office:value="100" calcext:value-type="float">
            <text:p>100</text:p>
          </table:table-cell>
          <table:table-cell table:style-name="ce11" table:number-columns-repeated="2"/>
          <table:table-cell table:style-name="ce2" office:value-type="float" office:value="2" calcext:value-type="float">
            <text:p>2</text:p>
          </table:table-cell>
          <table:table-cell table:style-name="ce2" table:formula="of:=[.I27]*[.B27]" office:value-type="float" office:value="40" calcext:value-type="float">
            <text:p>40</text:p>
          </table:table-cell>
        </table:table-row>
        <table:table-row table:style-name="ro1">
          <table:table-cell table:style-name="Default"/>
          <table:table-cell table:style-name="ce4" table:formula="of:=SUM([.B25:.B27])" office:value-type="float" office:value="100" calcext:value-type="float">
            <text:p>100</text:p>
          </table:table-cell>
          <table:table-cell table:style-name="Default"/>
          <table:table-cell table:style-name="ce4" table:formula="of:=SUM([.D25:.D27])" office:value-type="float" office:value="960" calcext:value-type="float">
            <text:p>960</text:p>
          </table:table-cell>
          <table:table-cell table:style-name="Default"/>
          <table:table-cell table:style-name="ce4" table:formula="of:=SUM([.F25:.F27])" office:value-type="float" office:value="460" calcext:value-type="float">
            <text:p>460</text:p>
          </table:table-cell>
          <table:table-cell table:style-name="Default"/>
          <table:table-cell table:style-name="ce13" table:formula="of:=SUM([.H25:.H27])" office:value-type="float" office:value="0" calcext:value-type="float">
            <text:p>0</text:p>
          </table:table-cell>
          <table:table-cell/>
          <table:table-cell table:style-name="ce4" table:formula="of:=SUM([.J25:.J27])" office:value-type="float" office:value="480" calcext:value-type="float">
            <text:p>4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07" number:language="de" number:country="DE">
      <number:number number:decimal-places="2" number:min-decimal-places="2" number:min-integer-digits="1" number:grouping="true"/>
      <number:text> €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09:57:31.717925707</meta:creation-date>
    <dc:date>2022-11-17T10:55:49.597336172</dc:date>
    <meta:editing-duration>PT58M18S</meta:editing-duration>
    <meta:editing-cycles>2</meta:editing-cycles>
    <meta:generator>LibreOffice/7.4.1.2$MacOSX_X86_64 LibreOffice_project/3c58a8f3a960df8bc8fd77b461821e42c061c5f0</meta:generator>
    <meta:document-statistic meta:table-count="1" meta:cell-count="171" meta:object-count="0"/>
  </office:meta>
</office:document-meta>
</file>